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Testssdfasdf asfdasf as dfasdfas fas fdsadfasd</text:p>
      <text:p text:style-name="Normal"/>
      <text:p text:style-name="Normal"/>
      <text:p text:style-name="Normal">Testssdfasdf asfdasf as dfasdfas fas fdsadfasd</text:p>
      <text:p text:style-name="Normal"/>
      <text:p text:style-name="Normal"/>
      <text:p text:style-name="Normal">Testssdfasdf asfdasf as dfasdfas fas fdsadfasd</text:p>
      <text:p text:style-name="Normal"/>
      <text:p text:style-name="Normal"/>
      <text:p text:style-name="Normal">Testssdfasdf asfdasf as dfasdfas fas fdsadfasd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 fo:line-height="107%"/>
      <style:text-properties fo:font-size="11pt" style:font-size-asian="11pt" style:font-size-complex="11pt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jay Kumar</meta:initial-creator>
    <dc:creator>Ajay Kumar</dc:creator>
    <meta:creation-date>2022-12-07T17:02:00Z</meta:creation-date>
    <dc:date>2022-12-07T17:02:00Z</dc:date>
    <meta:print-date>2022-12-07T17:01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29" meta:character-count="196" meta:row-count="1" meta:non-whitespace-character-count="168"/>
  </office:meta>
</office:document-meta>
</file>